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 Visionner le code LaTeX</text:p>
      <text:p text:style-name="Text_20_body"/>
      <text:p text:style-name="P1">%% LyX 2.2.3 created this file. For more info, see http://www.lyx.org/.</text:p>
      <text:p text:style-name="P1">%% Do not edit unless you really know what you are doing.</text:p>
      <text:p text:style-name="P1">\documentclass[english]{article}</text:p>
      <text:p text:style-name="P1">\usepackage{lmodern}</text:p>
      <text:p text:style-name="P1">\usepackage[T1]{fontenc}</text:p>
      <text:p text:style-name="P1">\usepackage[latin9]{inputenc}</text:p>
      <text:p text:style-name="P1">\setlength{\parskip}{\smallskipamount}</text:p>
      <text:p text:style-name="P1">\setlength{\parindent}{0pt}</text:p>
      <text:p text:style-name="Text_20_body"/>
      <text:p text:style-name="P1">\makeatletter</text:p>
      <text:p text:style-name="Text_20_body"/>
      <text:p text:style-name="P1">%%%%%%%%%%%%%%%%%%%%%%%%%%%%%% LyX specific LaTeX commands.</text:p>
      <text:p text:style-name="P1">%% Because html converters don't know tabularnewline</text:p>
      <text:p text:style-name="P1">\providecommand{\tabularnewline}{\\}</text:p>
      <text:p text:style-name="Text_20_body"/>
      <text:p text:style-name="P1">\makeatother</text:p>
      <text:p text:style-name="Text_20_body"/>
      <text:p text:style-name="P1">\usepackage{babel}</text:p>
      <text:p text:style-name="P1">\begin{document}</text:p>
      <text:p text:style-name="Text_20_body"/>
      <text:p text:style-name="P1">\title{Bayesian Statistics Project}</text:p>
      <text:p text:style-name="P1">\maketitle</text:p>
      <text:p text:style-name="Text_20_body"/>
      <text:p text:style-name="P1">\subsection{Interpretation of the Model Parameters}</text:p>
      <text:p text:style-name="Text_20_body"/>
      <text:p text:style-name="P1">Setting $z_{i}=0$ and $x_{i}=39$, we obtain the equality </text:p>
      <text:p text:style-name="P1">\[</text:p>
      <text:p text:style-name="P1">log(\mu_{i}(x_{i},z_{i}))=\beta_{0}.</text:p>
      <text:p text:style-name="P1">\]</text:p>
      <text:p text:style-name="P1">Therefore, $\beta_{0}$ is the natural logarithm of the conditional</text:p>
      <text:p text:style-name="P1">mean of the number of days of absence of a subject given that it is</text:p>
      <text:p text:style-name="P1">a thirty-nine-year-old man.</text:p>
      <text:p text:style-name="Text_20_body"/>
      <text:p text:style-name="P1">Setting $z_{i}=0$ again, we obtain the equality </text:p>
      <text:p text:style-name="P1">\[</text:p>
      <text:p text:style-name="P1">log(\mu_{i}(x_{i},z_{i}))=\beta_{0}+\beta_{1}(x_{i}-39).</text:p>
      <text:p text:style-name="P1">\]</text:p>
      <text:p text:style-name="Text_20_body"/>
      <text:p text:style-name="P1">Therefore, $\beta_{1}$ is the increase of the natural logarithm of</text:p>
      <text:p text:style-name="P1">the conditional mean of the number of days of absence of a man if</text:p>
      <text:p text:style-name="P1">he grows one year older.</text:p>
      <text:p text:style-name="Text_20_body"/>
      <text:p text:style-name="P1">Setting $z_{i}=1$ and $x_{i}=39$, we obtain the equality </text:p>
      <text:p text:style-name="P1">\[</text:p>
      <text:p text:style-name="P1">log(\mu_{i}(x_{i},z_{i}))=\beta_{0}+\alpha.</text:p>
      <text:p text:style-name="P1">\]</text:p>
      <text:p text:style-name="P1"><text:soft-page-break/>Therefore, $\alpha$ is the difference between the natural logarithm</text:p>
      <text:p text:style-name="P1">of the conditional mean of the number of days of absence of a subject</text:p>
      <text:p text:style-name="P1">given that it is a thirty-nine-year-old woman and the natural logarithm</text:p>
      <text:p text:style-name="P1">of the conditional mean of the number of days of absence of a subject</text:p>
      <text:p text:style-name="P1">given that it is a thirty-nine-year-old man, i.e. $\beta_{0}$.</text:p>
      <text:p text:style-name="Text_20_body"/>
      <text:p text:style-name="P1">Setting $z_{1}=1$, we obtain the equality </text:p>
      <text:p text:style-name="P1">\[</text:p>
      <text:p text:style-name="P1">log(\mu_{i}(x_{i},z_{i}))=\beta_{0}+\alpha+(\beta_{1}+\tau)(x_{i}-39).</text:p>
      <text:p text:style-name="P1">\]</text:p>
      <text:p text:style-name="Text_20_body"/>
      <text:p text:style-name="P1">Therefore, $\tau$ is the difference between the increase of the natural</text:p>
      <text:p text:style-name="P1">logarithm of the conditional mean of the number of days of absence</text:p>
      <text:p text:style-name="P1">of a woman if she grows one year older and the analogous number if</text:p>
      <text:p text:style-name="P1">a man grows one year older, i.e. $\beta_{1}$. </text:p>
      <text:p text:style-name="Text_20_body"/>
      <text:p text:style-name="P1">\subsection{Likelihood}</text:p>
      <text:p text:style-name="Text_20_body"/>
      <text:p text:style-name="P1">Since the $Y_{i}'s$ are independent, the likelihood function for</text:p>
      <text:p text:style-name="P1">the reduced sample (the sample without the discarded rows) is given</text:p>
      <text:p text:style-name="P1">by the product </text:p>
      <text:p text:style-name="P1">\[</text:p>
      <text:p text:style-name="P1">\mathcal{L}(\alpha,\beta_{0},\beta_{1},\tau\mid\mathcal{D})=\prod_{i=1}^{92}\frac{e^{-\mu_{i}(z_{i},x_{i})}\mu_{i}(z_{i},x_{i})^{y_{i}}}{y_{i}}</text:p>
      <text:p text:style-name="P1">\]</text:p>
      <text:p text:style-name="Text_20_body"/>
      <text:p text:style-name="P1">\[</text:p>
      <text:p text:style-name="P1">=\prod_{i=1}^{92}\frac{e^{-[e^{(\beta_{0}+\alpha z_{i})+(\beta_{1}+\tau z_{i})(x_{i}-39)}]}}{y_{i}!}[e^{(\beta_{0}+\alpha z_{i})+(\beta_{1}+\tau z_{i})(x_{i}-39)}]^{y_{i}}.</text:p>
      <text:p text:style-name="P1">\]</text:p>
      <text:p text:style-name="Text_20_body"/>
      <text:p text:style-name="P1">Its (natural) logarithm equals </text:p>
      <text:p text:style-name="P1">\[</text:p>
      <text:p text:style-name="P1">\sum_{i=1}^{92}-[e^{(\beta_{0}+\alpha z_{i})+(\beta_{1}+\tau z_{i})(x_{i}-39)}]+y_{i}((\beta_{0}+\alpha z_{i})+(\beta_{1}+\tau z_{i})(x_{i}-39))-log(y_{i}!).</text:p>
      <text:p text:style-name="P1">\]</text:p>
      <text:p text:style-name="Text_20_body"/>
      <text:p text:style-name="P1">Note that the R function \textit{nlm} performs minimisation, so we</text:p>
      <text:p text:style-name="P1">must apply it to the opposite of the logarithm of the likelihood rather</text:p>
      <text:p text:style-name="P1">than to the likelihood itself. </text:p>
      <text:p text:style-name="Text_20_body"/>
      <text:p text:style-name="P1">Having used the R function nlm with the following options: </text:p>
      <text:p text:style-name="P1">\begin{center}</text:p>
      <text:p text:style-name="P1">\begin{tabular}{|c|c|}</text:p>
      <text:p text:style-name="P1">\hline </text:p>
      <text:p text:style-name="P1">Options &amp; Values\tabularnewline</text:p>
      <text:p text:style-name="P1">\hline </text:p>
      <text:p text:style-name="P1">\hline </text:p>
      <text:p text:style-name="P1"><text:soft-page-break/>Starting parameters &amp; $(1,1,1,1)$\tabularnewline</text:p>
      <text:p text:style-name="P1">\hline </text:p>
      <text:p text:style-name="P1">Gradtol &amp; $1e-6$\tabularnewline</text:p>
      <text:p text:style-name="P1">\hline </text:p>
      <text:p text:style-name="P1">fscale &amp; $1$\tabularnewline</text:p>
      <text:p text:style-name="P1">\hline </text:p>
      <text:p text:style-name="P1">stepmax &amp; $10$\tabularnewline</text:p>
      <text:p text:style-name="P1">\hline </text:p>
      <text:p text:style-name="P1">iterlim &amp; $50$\tabularnewline</text:p>
      <text:p text:style-name="P1">\hline </text:p>
      <text:p text:style-name="P1">\end{tabular},</text:p>
      <text:p text:style-name="P1">\par\end{center}</text:p>
      <text:p text:style-name="Text_20_body"/>
      <text:p text:style-name="P1">we obtained the following maximum likelihood estimators (rounded to</text:p>
      <text:p text:style-name="P1">the nearest hundredth): </text:p>
      <text:p text:style-name="P1">\[</text:p>
      <text:p text:style-name="P1">\alpha=\beta_{0}=0.97</text:p>
      <text:p text:style-name="P1">\]</text:p>
      <text:p text:style-name="Text_20_body"/>
      <text:p text:style-name="P1">and </text:p>
      <text:p text:style-name="P1">\[</text:p>
      <text:p text:style-name="P1">\beta_{1}=\tau=0.29.</text:p>
      <text:p text:style-name="P1">\]</text:p>
      <text:p text:style-name="Text_20_body"/>
      <text:p text:style-name="P1">\subsection{Non-informative Priors}</text:p>
      <text:p text:style-name="Text_20_body"/>
      <text:p text:style-name="P1">For simplicity, we specify constant marginal priors for each parameter:</text:p>
      <text:p text:style-name="P1">say </text:p>
      <text:p text:style-name="P1">\[</text:p>
      <text:p text:style-name="P1">\pi(p)=3^{0.25},</text:p>
      <text:p text:style-name="P1">\]</text:p>
      <text:p text:style-name="P1">for each parameter $p\in\{\alpha,\beta_{0},\beta_{1},\tau\}$. These</text:p>
      <text:p text:style-name="P1">priors do not integrate to $1$ but, thanks to the contribution of</text:p>
      <text:p text:style-name="P1">the likelihood, they will not lead to an improper joint posterior</text:p>
      <text:p text:style-name="P1">distribution. In order to obtain the joint prior, we combine the marginal</text:p>
      <text:p text:style-name="P1">priors multiplicatively as if the parameters were independent a priori:</text:p>
      <text:p text:style-name="P1">\[</text:p>
      <text:p text:style-name="P1">\pi(\alpha,\beta_{0},\beta_{1},\tau)=\pi(\alpha)\pi(\beta_{0})\pi(\beta_{1})\pi(\tau)=3.</text:p>
      <text:p text:style-name="P1">\]</text:p>
      <text:p text:style-name="Text_20_body"/>
      <text:p text:style-name="P1">\subsection{Metropolis Algorithm}</text:p>
      <text:p text:style-name="Text_20_body"/>
      <text:p text:style-name="P1">See R script.</text:p>
      <text:p text:style-name="Text_20_body"/>
      <text:p text:style-name="Text_20_body"/>
      <text:p text:style-name="P1">\end{document}</text:p>
      <text:p text:style-name="Text_20_body"/>
      <text:p text:style-name="Text_20_body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éphore Bayekula Mokako</meta:initial-creator>
    <meta:creation-date>2018-04-22T21:24:00.29</meta:creation-date>
    <meta:document-statistic meta:table-count="0" meta:image-count="0" meta:object-count="0" meta:page-count="4" meta:paragraph-count="112" meta:word-count="467" meta:character-count="3947"/>
    <dc:date>2018-04-22T21:24:38</dc:date>
    <dc:creator>Nicéphore Bayekula Mokako</dc:creator>
    <meta:editing-duration>PT41S</meta:editing-duration>
    <meta:editing-cycles>1</meta:editing-cycles>
    <meta:generator>OpenOffice/4.1.4$Win32 OpenOffice.org_project/414m5$Build-9788</meta:generator>
  </office:meta>
</office:document-meta>
</file>